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#DBDBDB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background-color="#DBDBDB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5.2412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12.2766666666667cm"/>
    </style:style>
    <style:style style:name="co5" style:family="table-column">
      <style:table-column-properties fo:break-before="auto" style:column-width="13.73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, desejo visualizar as informações dos laboratórios.</text:p>
          </table:table-cell>
          <table:table-cell office:value-type="string" table:style-name="ce2">
            <text:p>16h</text:p>
          </table:table-cell>
          <table:table-cell office:value-type="string" table:style-name="ce4">
            <text:p>Visualização da página "home", em html com css</text:p>
          </table:table-cell>
          <table:table-cell office:value-type="string" table:style-name="ce4">
            <text:p>Página Hom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, desejo poder reportar problemas nas máquinas dos laboratório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Visualização da página "reportar problema", em html com css</text:p>
          </table:table-cell>
          <table:table-cell office:value-type="string" table:style-name="ce4">
            <text:p>Página Reportar Proble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3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 técnico, desejo poder visualizar os problemas reportados sobre as máquina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Visualização da página "consultar problema", em html com css</text:p>
          </table:table-cell>
          <table:table-cell office:value-type="string" table:style-name="ce4">
            <text:p>Página Consultar Problem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Enquanto cliente, desejo que a página "reportar problema" me possibilite selecionar a máquina cujo defeito será reportado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Selecionar em um menu máquina a defeituosa, na aba "Reportar Problema"</text:p>
          </table:table-cell>
          <table:table-cell office:value-type="string" table:style-name="ce4">
            <text:p>Identificar a máquina defeituos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desejo um sistema de login para alterar as permissões dos usuários.</text:p>
          </table:table-cell>
          <table:table-cell office:value-type="string" table:style-name="ce2">
            <text:p>21h</text:p>
          </table:table-cell>
          <table:table-cell office:value-type="string" table:style-name="ce4">
            <text:p>Visualização da página "login" funcional, em html com css</text:p>
          </table:table-cell>
          <table:table-cell office:value-type="string" table:style-name="ce4">
            <text:p>Página de Logi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1" table:style-name="ce2">
            <text:p>1</text:p>
          </table:table-cell>
          <table:table-cell office:value-type="string" table:style-name="ce6">
            <text:p>Enquanto cliente, desejo poder visualizar toda a documentação do produto no GitHub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Visualização da documentação atualizada no Github</text:p>
          </table:table-cell>
          <table:table-cell office:value-type="string" table:style-name="ce4">
            <text:p>GitHub atu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1" table:style-name="ce2">
            <text:p>1</text:p>
          </table:table-cell>
          <table:table-cell office:value-type="string" table:style-name="ce6">
            <text:p>Enquanto cliente, desejo poder visualizar o protótipo de maneira interativa, antes da entrega final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Visualização do protótipo do projeto antes da entrega</text:p>
          </table:table-cell>
          <table:table-cell office:value-type="string" table:style-name="ce4">
            <text:p>Protótipo Figm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1" table:style-name="ce2">
            <text:p>1</text:p>
          </table:table-cell>
          <table:table-cell office:value-type="string" table:style-name="ce6">
            <text:p>Enquanto cliente, quero uma página "reportar problema" com recursos visuais e informações que auxiliem reportar problemas sobre as máquinas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Visualização de uma tela com interação simples e clara</text:p>
          </table:table-cell>
          <table:table-cell office:value-type="string" table:style-name="ce4">
            <text:p>Interface intuitiv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cliente, desejo uma página de consulta onde os técnicos possam acessar as ordens de serviço e atualizá-la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Ordem de serviço com status atualizável</text:p>
          </table:table-cell>
          <table:table-cell office:value-type="string" table:style-name="ce4">
            <text:p>Atualizar Ordem de Serviç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cliente, desejo que a plataforma atualize a página de consulta automaticamente, ao receber uma ordem de serviço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Página atualizar quando reportada nova O.S.</text:p>
          </table:table-cell>
          <table:table-cell office:value-type="string" table:style-name="ce4">
            <text:p>Página "consultar" automáticamente atualizáve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cliente, solicito que as ordens de serviço e informações de usuários fiquem salvas em um banco de dados.</text:p>
          </table:table-cell>
          <table:table-cell office:value-type="string" table:style-name="ce2">
            <text:p>40h</text:p>
          </table:table-cell>
          <table:table-cell office:value-type="string" table:style-name="ce4">
            <text:p>Ordens de serviço e informações de login salvas em um banco de dados</text:p>
          </table:table-cell>
          <table:table-cell office:value-type="string" table:style-name="ce4">
            <text:p>DB implement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2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nquanto usuário, desejo poder visualizar as especificações técnicas das máquinas do laboratório selecionado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Informações técnicas das máquinas implementadas</text:p>
          </table:table-cell>
          <table:table-cell office:value-type="string" table:style-name="ce4">
            <text:p>Informações técnicas das máquinas disponíve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3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técnico, desejo poder alterar os layouts dos laboratórios e máquina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Página de edição de layout</text:p>
          </table:table-cell>
          <table:table-cell office:value-type="string" table:style-name="ce4">
            <text:p>Técnico deve ser capaz de alterar o layout das máquinas e laboratóri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4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cliente, solicito um mapa dos laboratórios interativo.</text:p>
          </table:table-cell>
          <table:table-cell office:value-type="string" table:style-name="ce2">
            <text:p>21h</text:p>
          </table:table-cell>
          <table:table-cell office:value-type="string" table:style-name="ce4">
            <text:p>Implementação de um mapa de máquinas interativo</text:p>
          </table:table-cell>
          <table:table-cell office:value-type="string" table:style-name="ce4">
            <text:p>Usuário deve ser capaz de clicar para selecionar uma máquin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5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usuário, desejo a opção de confirmação e adição de comentários sobre o problema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Implementação de um sistema de confirmação e adição de comentários</text:p>
          </table:table-cell>
          <table:table-cell office:value-type="string" table:style-name="ce4">
            <text:p>Usuário deve ser capaz de confirmar sua solicitação e inserir comentári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6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usuário técnico, desejo a opção de confirmação e adição de comentários sobre a resolução do problema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Implementação de um sistema de confirmação e adição de comentários</text:p>
          </table:table-cell>
          <table:table-cell office:value-type="string" table:style-name="ce4">
            <text:p>Usuário técnico deve ser capaz de confirmar sua solicitação e inserir comentários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Franciele Amancio</meta:initial-creator>
    <dc:creator>Franciele Amancio</dc:creator>
    <meta:creation-date>2022-11-06T20:55:13Z</meta:creation-date>
    <dc:date>2022-11-06T21:18:15Z</dc:date>
  </office:meta>
</office:document-meta>
</file>